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d55c" officeooo:paragraph-rsid="0010d55c"/>
    </style:style>
    <style:style style:name="P2" style:family="paragraph" style:parent-style-name="Standard" style:list-style-name="L1">
      <style:text-properties officeooo:rsid="0010d55c" officeooo:paragraph-rsid="0010d55c"/>
    </style:style>
    <style:style style:name="P3" style:family="paragraph" style:parent-style-name="Standard" style:list-style-name="L2">
      <style:text-properties officeooo:rsid="0010d55c" officeooo:paragraph-rsid="0010d55c"/>
    </style:style>
    <style:style style:name="P4" style:family="paragraph" style:parent-style-name="Standard" style:list-style-name="L4">
      <style:text-properties officeooo:rsid="0010d55c" officeooo:paragraph-rsid="0010d55c"/>
    </style:style>
    <style:style style:name="P5" style:family="paragraph" style:parent-style-name="Standard">
      <style:text-properties officeooo:rsid="001248e0" officeooo:paragraph-rsid="001248e0"/>
    </style:style>
    <style:style style:name="P6" style:family="paragraph" style:parent-style-name="Standard" style:list-style-name="L5">
      <style:text-properties officeooo:rsid="001248e0" officeooo:paragraph-rsid="001248e0"/>
    </style:style>
    <style:style style:name="P7" style:family="paragraph" style:parent-style-name="Standard">
      <style:paragraph-properties fo:text-align="center" style:justify-single-word="false"/>
      <style:text-properties fo:font-size="24pt" fo:font-weight="bold" officeooo:rsid="0010d55c" officeooo:paragraph-rsid="0010d55c" style:font-size-asian="24pt" style:font-weight-asian="bold" style:font-size-complex="24pt" style:font-weight-complex="bold"/>
    </style:style>
    <style:style style:name="P8" style:family="paragraph" style:parent-style-name="Standard">
      <style:text-properties fo:color="#dc2300" fo:font-size="16pt" officeooo:rsid="0010d55c" officeooo:paragraph-rsid="0010d55c" style:font-size-asian="16pt" style:font-size-complex="16pt"/>
    </style:style>
    <style:style style:name="P9" style:family="paragraph" style:parent-style-name="Standard">
      <style:text-properties fo:color="#0000ff" fo:font-size="14pt" officeooo:rsid="001248e0" officeooo:paragraph-rsid="001248e0" style:font-size-asian="14pt" style:font-size-complex="14pt"/>
    </style:style>
    <style:style style:name="P10" style:family="paragraph" style:parent-style-name="Standard">
      <style:text-properties fo:color="#000000" officeooo:rsid="001248e0" officeooo:paragraph-rsid="001248e0"/>
    </style:style>
    <style:style style:name="P11" style:family="paragraph" style:parent-style-name="Standard">
      <style:text-properties fo:color="#000000" officeooo:rsid="0010d55c" officeooo:paragraph-rsid="0010d55c"/>
    </style:style>
    <style:style style:name="P12" style:family="paragraph" style:parent-style-name="Standard" style:list-style-name="L6">
      <style:text-properties fo:color="#000000" officeooo:rsid="00126530" officeooo:paragraph-rsid="00126530"/>
    </style:style>
    <style:style style:name="P13" style:family="paragraph" style:parent-style-name="Standard">
      <style:text-properties fo:color="#000000" officeooo:rsid="00126530" officeooo:paragraph-rsid="00126530"/>
    </style:style>
    <style:style style:name="P14" style:family="paragraph" style:parent-style-name="Standard">
      <style:text-properties fo:color="#ff0000" fo:font-size="16pt" officeooo:rsid="00126530" officeooo:paragraph-rsid="00126530" style:font-size-asian="14pt" style:font-size-complex="16pt"/>
    </style:style>
    <style:style style:name="T1" style:family="text">
      <style:text-properties officeooo:rsid="001248e0"/>
    </style:style>
    <style:style style:name="T2" style:family="text">
      <style:text-properties fo:color="#0000ff"/>
    </style:style>
    <style:style style:name="T3" style:family="text">
      <style:text-properties fo:color="#000000"/>
    </style:style>
    <style:style style:name="T4" style:family="text">
      <style:text-properties officeooo:rsid="00126530"/>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Gameplay</text:p>
      <text:p text:style-name="P1"/>
      <text:p text:style-name="P8">Choix de combats :</text:p>
      <text:p text:style-name="P1"><text:tab/>Mobs se déplaçant sur la cartes. <text:span text:style-name="T1">À l'intersection avec un monstre, on pourra demander au joueur si il veut fuir ou accepter le combat (on peut faire accepter le combat via les paramètres)</text:span></text:p>
      <text:p text:style-name="P1"/>
      <text:p text:style-name="P8">Stat<text:span text:style-name="T1">istiques</text:span> :</text:p>
      <text:list xml:id="list8944307615287587160" text:style-name="L1">
        <text:list-item>
          <text:p text:style-name="P2">Vie</text:p>
        </text:list-item>
        <text:list-item>
          <text:p text:style-name="P2">Force</text:p>
        </text:list-item>
        <text:list-item>
          <text:p text:style-name="P2">Défense</text:p>
        </text:list-item>
        <text:list-item>
          <text:p text:style-name="P2">Vitesse</text:p>
        </text:list-item>
        <text:list-item>
          <text:p text:style-name="P2">Dextérité</text:p>
        </text:list-item>
        <text:list-item>
          <text:p text:style-name="P2">Magie</text:p>
        </text:list-item>
        <text:list-item>
          <text:p text:style-name="P2">Précision</text:p>
        </text:list-item>
        <text:list-item>
          <text:p text:style-name="P2">Esquive</text:p>
        </text:list-item>
        <text:list-item>
          <text:p text:style-name="P2">Morale</text:p>
        </text:list-item>
        <text:list-item>
          <text:p text:style-name="P2">Fatigue</text:p>
        </text:list-item>
      </text:list>
      <text:p text:style-name="P1"/>
      <text:p text:style-name="P1"><text:tab/>La fatigue se calculera en fonction de la vie et du nombre de coups données lors d'un combat. Elle se calcule en pourcentage, et se <text:span text:style-name="T1">régénérera</text:span> à chaque « nuit ».</text:p>
      <text:p text:style-name="P1"/>
      <text:p text:style-name="P1"><text:tab/>La fatigue influencera l'esquive et la force ainsi que la vitesse.</text:p>
      <text:p text:style-name="P1"/>
      <text:p text:style-name="P1"><text:tab/>Le morale se calculera en fonction de la fatigue, mais aussi du nombre de monstres en face, du nombre de coups réussi et raté, du nombre de coups reçu. Elle se calcule en pourcentage et sera complète après chaque « nuit ». Le morale augmente un peu après chaque victoire, chaque monstre détruit, et diminuera fortement si un compagnon meurt.</text:p>
      <text:p text:style-name="P1">Le morale influencera la précision, la magie ainsi que la vitesse et la dextérité.</text:p>
      <text:p text:style-name="P1"/>
      <text:p text:style-name="P14">Classe :</text:p>
      <text:p text:style-name="P11"><text:tab/><text:span text:style-name="T4">Voilà la liste des classes de personnages :</text:span></text:p>
      <text:list xml:id="list684302007708389306" text:style-name="L6">
        <text:list-item>
          <text:p text:style-name="P12">Guerrier (épée)</text:p>
        </text:list-item>
        <text:list-item>
          <text:p text:style-name="P12">Viking (masse/marteau/hache)</text:p>
        </text:list-item>
        <text:list-item>
          <text:p text:style-name="P12">Archer (arc)</text:p>
        </text:list-item>
        <text:list-item>
          <text:p text:style-name="P12">Mage Noir (sceptres)</text:p>
        </text:list-item>
        <text:list-item>
          <text:p text:style-name="P12">Mage Blanc (sceptres)</text:p>
        </text:list-item>
        <text:list-item>
          <text:p text:style-name="P12">Invocateur (sceptres)</text:p>
        </text:list-item>
        <text:list-item>
          <text:p text:style-name="P12">Tireur (pistolet, boomerang)</text:p>
        </text:list-item>
        <text:list-item>
          <text:p text:style-name="P12">Combattant (art martiale)</text:p>
        </text:list-item>
        <text:list-item>
          <text:p text:style-name="P12">Chevalier (lance)</text:p>
        </text:list-item>
      </text:list>
      <text:p text:style-name="P13"/>
      <text:p text:style-name="P13"><text:tab/>Chaque personnages se verra attribuer des « points » de classe montrant sa maîtrise de la classe. Ainsi, on pourra supposer que un mage pourrai être à l'aise avec une épée, si il a été guerrier avant. Bien entendu, il sera mieux avec un sceptre qu'une épée, mais un bonus épée pourra exister.</text:p>
      <text:p text:style-name="P1"><text:soft-page-break/></text:p>
      <text:p text:style-name="P8">Phase de combats :</text:p>
      <text:p text:style-name="P8"/>
      <text:p text:style-name="P1"><text:tab/>Les combats se dérouleront au tour par tour. Les passages des personnages se dérouleront en fonction de leurs vitesses : il n'y a pas vraiment « de tour » dans le sens où chaque perso attaque une fois au cours d'un tour.</text:p>
      <text:p text:style-name="P1"/>
      <text:p text:style-name="P1"><text:tab/>Les menus du combats seront comme tel :</text:p>
      <text:list xml:id="list6562795294053883401" text:style-name="L2">
        <text:list-item>
          <text:p text:style-name="P3">Attaque</text:p>
        </text:list-item>
        <text:list-item>
          <text:p text:style-name="P3">Défense</text:p>
        </text:list-item>
        <text:list-item>
          <text:p text:style-name="P3">Magie</text:p>
        </text:list-item>
        <text:list-item>
          <text:p text:style-name="P3">Changer type d'armes</text:p>
        </text:list-item>
        <text:list-item>
          <text:p text:style-name="P3">Objets</text:p>
        </text:list-item>
        <text:list-item>
          <text:p text:style-name="P3">Attendre de « machin » attaque</text:p>
        </text:list-item>
      </text:list>
      <text:p text:style-name="P1"/>
      <text:p text:style-name="P1"><text:tab/>Les tours des personnages seront pré calculé et affiché à l'écran. Cet 'ordre' de passage peut être modifié au cours des combats du fait que la fatigue, le morale, où encore certaines attaques magiques influencent la vitesse.</text:p>
      <text:p text:style-name="P1"/>
      <text:p text:style-name="P1"><text:tab/>On assimilera une « barre » de progression pour chaque personnages. Le seuil où les personnages sont apte à attaquer est « 100 ». A chaque fois que la barre est remplie, le joueur pourra faire une action.</text:p>
      <text:p text:style-name="P1"/>
      <text:p text:style-name="P9">Attaque :</text:p>
      <text:p text:style-name="P5"><text:tab/>Chaque attaque « physique » se verra associé un jet d'attaque : c'est une action que le joueur doit faire (appuyer sur un bouton à un moment précis). Cette action pourra déterminer un bonus ou un malus à l'attaque, suivant si l'action est plus ou moins réussi. Elle influencera aussi la présicion de l'attaque. Chaque jet d'attaque réussi pourra plus ou moins augmenter le morale (la fatigue elle continuera de baisser). Si elle est raté, le morale diminuera.</text:p>
      <text:p text:style-name="P5"/>
      <text:p text:style-name="P9">Défense :</text:p>
      <text:p text:style-name="P5"><text:tab/>Chaque attaque de l'ennemie « parable » se verra associé un jet d'esquive. Selon la réussi du jet d'esquive, l'esquive et la défense se verront associer un bonus ou un malus. Chaque attaque esquiver pourra augmenter le morale (mais la fatigue continuera de baisser).</text:p>
      <text:p text:style-name="P5"/>
      <text:p text:style-name="P9">Magie :</text:p>
      <text:p text:style-name="P5"><text:tab/>Chaque attaque magique se verra associer un type. On distingue deux catégories de magies : la magie noire et la magie blanche.</text:p>
      <text:p text:style-name="P5"/>
      <text:p text:style-name="P5"><text:tab/><text:span text:style-name="T2">Magie noire :</text:span></text:p>
      <text:p text:style-name="P5"><text:span text:style-name="T2"><text:tab/><text:tab/></text:span><text:span text:style-name="T3">La magie noire sera composé des sorts d'attaques ou d'altération d'état. Chaque sort aura un des types suivants :</text:span></text:p>
      <text:list xml:id="list2508441048048207415" text:style-name="L5">
        <text:list-item>
          <text:p text:style-name="P6"><text:span text:style-name="T3">Feu</text:span></text:p>
        </text:list-item>
        <text:list-item>
          <text:p text:style-name="P6"><text:span text:style-name="T3">Glace</text:span></text:p>
        </text:list-item>
        <text:list-item>
          <text:p text:style-name="P6"><text:span text:style-name="T3">Foudre</text:span></text:p>
        </text:list-item>
        <text:list-item>
          <text:p text:style-name="P6"><text:soft-page-break/><text:span text:style-name="T3">Eau</text:span></text:p>
        </text:list-item>
        <text:list-item>
          <text:p text:style-name="P6"><text:span text:style-name="T3">Vent</text:span></text:p>
        </text:list-item>
        <text:list-item>
          <text:p text:style-name="P6"><text:span text:style-name="T3">Ténèbres (altération d'état par exemple)</text:span></text:p>
        </text:list-item>
      </text:list>
      <text:p text:style-name="P5"><text:span text:style-name="T3"/></text:p>
      <text:p text:style-name="P5"><text:span text:style-name="T3"><text:tab/></text:span><text:span text:style-name="T2">Magie blanche :</text:span></text:p>
      <text:p text:style-name="P10"><text:tab/><text:tab/>La magie blanche elle aura comme type.... Magie blanche. Elle pourra soigner les blesser (augmenter la vie, guérir des altérations d'état), mais aussi augmenter les statistiques des coéquipiers comme la fatigue, le morale, la défense ou encore l'attaque par exemple. </text:p>
      <text:p text:style-name="P1"/>
      <text:p text:style-name="P9">Type d'arme :</text:p>
      <text:p text:style-name="P1"><text:tab/>Le type d'arme est essentiels pour attaquer certaines espèces de monstres. Un marteau ou une épée ne pourra jamais toucher une oiseaux par exemple. On <text:span text:style-name="T1">définira</text:span> les types d'armes suivant :</text:p>
      <text:p text:style-name="P1"/>
      <text:list xml:id="list3113215343084461891" text:style-name="L4">
        <text:list-item>
          <text:p text:style-name="P4">Aérien (arc, pistolet, <text:span text:style-name="T1">boomerang</text:span>)</text:p>
        </text:list-item>
        <text:list-item>
          <text:p text:style-name="P4">Terrestres tranchant (épée fine, lance, haches)</text:p>
        </text:list-item>
        <text:list-item>
          <text:p text:style-name="P4">Terrestres contondant (marteau, masse, grosse épée)</text:p>
        </text:list-item>
      </text:list>
      <text:p text:style-name="P1"/>
      <text:p text:style-name="P1">Les objets cont<text:span text:style-name="T1">o</text:span>ndant pourront « brisée » des ennemies (qui ne peuvent pas être tranché), <text:span text:style-name="T1">tandis que les aériennes seront plus efficaces sur les monstres aériens par exemple. Le type d'arme influencera aussi l'attaque (selon sa classe) de la personne ainsi que sa vitesse.</text:span></text:p>
      <text:p text:style-name="P1"/>
      <text:p text:style-name="P5">À ce type on ajoutera des caractéristiques élémentaires, tel que ceux vu dans la rubrique ma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0:57:44.296055936</meta:creation-date>
    <dc:date>2014-03-27T11:33:42.061291881</dc:date>
    <meta:editing-duration>PT4M54S</meta:editing-duration>
    <meta:editing-cycles>1</meta:editing-cycles>
    <meta:document-statistic meta:table-count="0" meta:image-count="0" meta:object-count="0" meta:page-count="3" meta:paragraph-count="64" meta:word-count="762" meta:character-count="4351" meta:non-whitespace-character-count="3666"/>
    <meta:generator>LibreOffice/4.2.2.1$Linux_X86_64 LibreOffice_project/420m0$Build-1</meta:generator>
  </office:meta>
</office:document-meta>
</file>